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2dac" officeooo:paragraph-rsid="00132dac"/>
    </style:style>
    <style:style style:name="T1" style:family="text">
      <style:text-properties officeooo:rsid="0014d2c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ture Research.</text:p>
      <text:p text:style-name="P1"/>
      <text:p text:style-name="P1">Basically, in the future we could look into performing manual variable selection based on the correlation between factors.</text:p>
      <text:p text:style-name="P1"/>
      <text:p text:style-name="P1">A potential route to further the inferences in this paper would be be investigate and perform variable selection based on the correlations between the predictors within the data. This is discussed very briefly below.</text:p>
      <text:p text:style-name="P1"/>
      <text:p text:style-name="P1">We can form the model matrix of the data provid<text:span text:style-name="T1">ing</text:span> we have converted into factors the necessary predictors. <text:span text:style-name="T1">From this model matrix which contains only binary indicator we can form the correlation matri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22:23:39.898031007</meta:creation-date>
    <dc:date>2015-11-24T23:09:28.418949175</dc:date>
    <meta:editing-duration>PT38M52S</meta:editing-duration>
    <meta:editing-cycles>2</meta:editing-cycles>
    <meta:generator>LibreOffice/4.2.8.2$Linux_X86_64 LibreOffice_project/420m0$Build-2</meta:generator>
    <meta:document-statistic meta:table-count="0" meta:image-count="0" meta:object-count="0" meta:page-count="1" meta:paragraph-count="4" meta:word-count="87" meta:character-count="557" meta:non-whitespace-character-count="474"/>
  </office:meta>
</office:document-meta>
</file>